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Inconsistancy" style:family="table">
      <style:table-properties style:width="17cm" table:align="margins" style:shadow="none" style:may-break-between-rows="true" table:border-model="collapsing"/>
    </style:style>
    <style:style style:name="Inconsistancy.A" style:family="table-column">
      <style:table-column-properties style:column-width="5.667cm" style:rel-column-width="21845*"/>
    </style:style>
    <style:style style:name="Inconsistancy.A1" style:family="table-cell">
      <style:table-cell-properties fo:background-color="#00599d" fo:padding="0cm" fo:border-left="none" fo:border-right="none" fo:border-top="none" fo:border-bottom="0.75pt solid #00599d" style:writing-mode="page">
        <style:background-image/>
      </style:table-cell-properties>
    </style:style>
    <style:style style:name="Inconsistancy.A2" style:family="table-cell">
      <style:table-cell-properties fo:background-color="transparent" fo:padding="0cm" fo:border-left="0.75pt solid #00599d" fo:border-right="none" fo:border-top="none" fo:border-bottom="none" style:writing-mode="page">
        <style:background-image/>
      </style:table-cell-properties>
    </style:style>
    <style:style style:name="Inconsistancy.B2" style:family="table-cell">
      <style:table-cell-properties fo:background-color="transparent" fo:padding="0cm" fo:border="none" style:writing-mode="page">
        <style:background-image/>
      </style:table-cell-properties>
    </style:style>
    <style:style style:name="Inconsistancy.C2" style:family="table-cell">
      <style:table-cell-properties fo:background-color="transparent" fo:padding="0cm" fo:border-left="none" fo:border-right="0.75pt solid #00599d" fo:border-top="none" fo:border-bottom="none" style:writing-mode="page">
        <style:background-image/>
      </style:table-cell-properties>
    </style:style>
    <style:style style:name="Inconsistancy.A3" style:family="table-cell">
      <style:table-cell-properties fo:background-color="#dddddd" fo:padding="0cm" fo:border-left="0.75pt solid #00599d" fo:border-right="none" fo:border-top="none" fo:border-bottom="none" style:writing-mode="page">
        <style:background-image/>
      </style:table-cell-properties>
    </style:style>
    <style:style style:name="Inconsistancy.B3" style:family="table-cell">
      <style:table-cell-properties fo:background-color="#dddddd" fo:padding="0cm" fo:border="none" style:writing-mode="page">
        <style:background-image/>
      </style:table-cell-properties>
    </style:style>
    <style:style style:name="Inconsistancy.C3" style:family="table-cell">
      <style:table-cell-properties fo:background-color="#dddddd" fo:padding="0cm" fo:border-left="none" fo:border-right="0.75pt solid #00599d" fo:border-top="none" fo:border-bottom="none" style:writing-mode="page">
        <style:background-image/>
      </style:table-cell-properties>
    </style:style>
    <style:style style:name="Inconsistancy.4" style:family="table-row">
      <style:table-row-properties fo:keep-together="auto"/>
    </style:style>
    <style:style style:name="Inconsistancy.B4" style:family="table-cell">
      <style:table-cell-properties fo:background-color="transparent" fo:padding="0cm" fo:border="none" style:writing-mode="page">
        <style:background-image/>
      </style:table-cell-properties>
    </style:style>
    <style:style style:name="Inconsistancy.C4" style:family="table-cell">
      <style:table-cell-properties fo:background-color="transparent" fo:padding="0cm" fo:border-left="none" fo:border-right="0.75pt solid #00599d" fo:border-top="none" fo:border-bottom="none" style:writing-mode="page">
        <style:background-image/>
      </style:table-cell-properties>
    </style:style>
    <style:style style:name="Inconsistancy.A5" style:family="table-cell">
      <style:table-cell-properties fo:background-color="#adc5e7" fo:padding="0cm" fo:border="0.75pt solid #00599d"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C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fo:background-color="#dddddd" fo:padding="0cm" fo:border-left="none" fo:border-right="0.75pt solid #00599d" fo:border-top="none" fo:border-bottom="none" style:writing-mode="page">
        <style:background-image/>
      </style:table-cell-properties>
    </style:style>
    <style:style style:name="Table1.B4" style:family="table-cell">
      <style:table-cell-properties fo:background-color="transparent" fo:padding="0cm" fo:border="none" style:writing-mode="page">
        <style:background-image/>
      </style:table-cell-properties>
    </style:style>
    <style:style style:name="Table1.C4" style:family="table-cell">
      <style:table-cell-properties fo:background-color="transparent" fo:padding="0cm" fo:border-left="none" fo:border-right="0.75pt solid #00599d" fo:border-top="none" fo:border-bottom="none" style:writing-mode="page">
        <style:background-image/>
      </style:table-cell-properties>
    </style:style>
    <style:style style:name="Table1.A5" style:family="table-cell">
      <style:table-cell-properties fo:background-color="#adc5e7" fo:padding="0cm" fo:border="0.75pt solid #00599d" style:writing-mode="page">
        <style:background-image/>
      </style:table-cell-properties>
    </style:style>
    <style:style style:name="P1" style:family="paragraph" style:parent-style-name="Standard">
      <style:text-properties officeooo:rsid="001301b0" officeooo:paragraph-rsid="001301b0"/>
    </style:style>
    <style:style style:name="P2" style:family="paragraph" style:parent-style-name="Standard">
      <style:text-properties fo:font-weight="bold" officeooo:rsid="001301b0" officeooo:paragraph-rsid="001301b0" style:font-weight-asian="bold" style:font-weight-complex="bold"/>
    </style:style>
    <style:style style:name="P3" style:family="paragraph" style:parent-style-name="Standard">
      <style:text-properties fo:font-weight="bold" officeooo:rsid="0014ac49" officeooo:paragraph-rsid="0014ac49" style:font-weight-asian="bold" style:font-weight-complex="bold"/>
    </style:style>
    <style:style style:name="P4" style:family="paragraph" style:parent-style-name="Standard">
      <style:text-properties fo:font-weight="bold" officeooo:rsid="00155130" officeooo:paragraph-rsid="00155130" style:font-weight-asian="bold" style:font-weight-complex="bold"/>
    </style:style>
    <style:style style:name="P5" style:family="paragraph" style:parent-style-name="Standard">
      <style:text-properties fo:font-weight="normal" officeooo:rsid="001301b0" officeooo:paragraph-rsid="001301b0" style:font-weight-asian="normal" style:font-weight-complex="normal"/>
    </style:style>
    <style:style style:name="P6" style:family="paragraph" style:parent-style-name="Standard">
      <style:text-properties fo:font-weight="normal" officeooo:rsid="0014ac49" officeooo:paragraph-rsid="0014ac49" style:font-weight-asian="normal" style:font-weight-complex="normal"/>
    </style:style>
    <style:style style:name="P7" style:family="paragraph" style:parent-style-name="Standard">
      <style:paragraph-properties fo:text-align="center" style:justify-single-word="false"/>
      <style:text-properties fo:font-size="14pt" fo:font-style="normal" fo:font-weight="bold" officeooo:rsid="001301b0" officeooo:paragraph-rsid="001301b0" style:font-size-asian="14pt" style:font-style-asian="normal" style:font-weight-asian="bold" style:font-size-complex="14pt" style:font-style-complex="normal" style:font-weight-complex="bold"/>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301b0" officeooo:paragraph-rsid="001301b0"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01b0" officeooo:paragraph-rsid="001301b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01b0"/>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ssignments - Data Engineering &amp; ETL</text:p>
      <text:p text:style-name="P1"><text:span text:style-name="T3"/></text:p>
      <text:p text:style-name="P1"><text:span text:style-name="T3">1.</text:span>Research and Compare Data Storage Methods like RDBMS, DBMS.</text:p>
      <text:p text:style-name="P1">Write a short paragraph about each method, explaining its key features, advantages,</text:p>
      <text:p text:style-name="P1">and disadvantages.</text:p>
      <text:p text:style-name="P1"/>
      <text:p text:style-name="P2">Ans:</text:p>
      <text:p text:style-name="P2">RDBMS</text:p>
      <text:p text:style-name="P2"><text:tab/><text:span text:style-name="T2">RDBMS (Relational Database Management System): RDBMS ensures data integrity and ACID compliance by storing data in organised tables with clear relationships. It allows for complicated operations and reporting by using SQL for querying. Data integrity and effective querying are benefits, however it may not be as scalable for really large datasets.</text:span></text:p>
      <text:p text:style-name="P2"><text:span text:style-name="T2"/></text:p>
      <text:p text:style-name="P2">DBMS</text:p>
      <text:p text:style-name="P2"><text:span text:style-name="T2">The word "DBMS" (Database Management System) refers to a broad category of data storing techniques. It is not constrained to the relational model, unlike RDBMS, and can support various data formats. Flexibility is provided, but structure and ACID conformance may be compromised. suitable for data that is less structured or more diverse, yet can be difficult to maintain.</text:span></text:p>
      <text:p text:style-name="P2"><text:span text:style-name="T2"/></text:p>
      <text:p text:style-name="P2">2.<text:span text:style-name="T2">Go through database fundamentals like Normalisation, Data Inconsistency, Data</text:span></text:p>
      <text:p text:style-name="P2"><text:span text:style-name="T2">Deduplications.</text:span></text:p>
      <text:p text:style-name="P2"><text:span text:style-name="T2"/></text:p>
      <text:p text:style-name="P2">Ans:</text:p>
      <text:p text:style-name="P5"><text:tab/><text:span text:style-name="T3">Normalization</text:span>: Organizing data into tables and reducing redundancy to enhance data integrity and efficiency.</text:p>
      <text:p text:style-name="P5"/>
      <text:p text:style-name="P5"><text:span text:style-name="T3"><text:tab/>Data Inconsistency</text:span>: Discrepancies in the same data across a database, leading to errors and confusion.</text:p>
      <text:p text:style-name="P5"/>
      <text:p text:style-name="P5"><text:span text:style-name="T3"><text:tab/>Data Deduplication</text:span>: Identifying and removing duplicate data to improve storage efficiency and accuracy.</text:p>
      <text:p text:style-name="P5"/>
      <text:p text:style-name="P5"><text:span text:style-name="T3">3.</text:span>Based on your understanding, create an example table for these two topics Data</text:p>
      <text:p text:style-name="P5">Inconsistency, Data Deduplications.</text:p>
      <text:p text:style-name="P5"/>
      <text:p text:style-name="P2">Ans:</text:p>
      <text:p text:style-name="P2"><text:tab/></text:p>
      <text:p text:style-name="P2">Data Inconsistancy</text:p>
      <table:table table:name="Inconsistancy" table:style-name="Inconsistancy" table:template-name="Box List Blue">
        <table:table-column table:style-name="Inconsistancy.A" table:number-columns-repeated="3"/>
        <table:table-row>
          <table:table-cell table:style-name="Inconsistancy.A1" office:value-type="string">
            <text:p text:style-name="P8">Student_id</text:p>
          </table:table-cell>
          <table:table-cell table:style-name="Inconsistancy.A1" office:value-type="string">
            <text:p text:style-name="P8">Student_name</text:p>
          </table:table-cell>
          <table:table-cell table:style-name="Inconsistancy.A1" office:value-type="string">
            <text:p text:style-name="P8">Course</text:p>
          </table:table-cell>
        </table:table-row>
        <table:table-row>
          <table:table-cell table:style-name="Inconsistancy.A2" office:value-type="string">
            <text:p text:style-name="P10">101</text:p>
          </table:table-cell>
          <table:table-cell table:style-name="Inconsistancy.B2" office:value-type="string">
            <text:p text:style-name="P10">Gopi</text:p>
          </table:table-cell>
          <table:table-cell table:style-name="Inconsistancy.C2" office:value-type="string">
            <text:p text:style-name="P10">Java</text:p>
          </table:table-cell>
        </table:table-row>
        <table:table-row>
          <table:table-cell table:style-name="Inconsistancy.A3" office:value-type="string">
            <text:p text:style-name="P10">101</text:p>
          </table:table-cell>
          <table:table-cell table:style-name="Inconsistancy.B3" office:value-type="string">
            <text:p text:style-name="P10">Gopi nath</text:p>
          </table:table-cell>
          <table:table-cell table:style-name="Inconsistancy.C3" office:value-type="string">
            <text:p text:style-name="P10">C++</text:p>
          </table:table-cell>
        </table:table-row>
        <table:table-row table:style-name="Inconsistancy.4">
          <table:table-cell table:style-name="Inconsistancy.A2" office:value-type="string">
            <text:p text:style-name="P10">102</text:p>
          </table:table-cell>
          <table:table-cell table:style-name="Inconsistancy.B4" office:value-type="string">
            <text:p text:style-name="P10">Allwin</text:p>
          </table:table-cell>
          <table:table-cell table:style-name="Inconsistancy.C4" office:value-type="string">
            <text:p text:style-name="P10">Java</text:p>
          </table:table-cell>
        </table:table-row>
        <table:table-row>
          <table:table-cell table:style-name="Inconsistancy.A5" table:number-columns-spanned="3" office:value-type="string">
            <text:p text:style-name="P9"><text:span text:style-name="T1">I</text:span>nconsistent data in the "Student_Name" column for Student_ID 101.</text:p>
          </table:table-cell>
          <table:covered-table-cell/>
          <table:covered-table-cell/>
        </table:table-row>
      </table:table>
      <text:p text:style-name="P2"/>
      <text:p text:style-name="P2"/>
      <text:p text:style-name="P2">Data Duplication</text:p>
      <table:table table:name="Table1" table:style-name="Table1" table:template-name="Box List Blue">
        <table:table-column table:style-name="Table1.A" table:number-columns-repeated="3"/>
        <table:table-row>
          <table:table-cell table:style-name="Table1.A1" office:value-type="string">
            <text:p text:style-name="P8">Customer_id</text:p>
          </table:table-cell>
          <table:table-cell table:style-name="Table1.A1" office:value-type="string">
            <text:p text:style-name="P8">Name</text:p>
          </table:table-cell>
          <table:table-cell table:style-name="Table1.A1" office:value-type="string">
            <text:p text:style-name="P8">Mail</text:p>
          </table:table-cell>
        </table:table-row>
        <table:table-row>
          <table:table-cell table:style-name="Table1.A2" office:value-type="string">
            <text:p text:style-name="P10">201</text:p>
          </table:table-cell>
          <table:table-cell table:style-name="Table1.B2" office:value-type="string">
            <text:p text:style-name="P10">Gopi</text:p>
          </table:table-cell>
          <table:table-cell table:style-name="Table1.C2" office:value-type="string">
            <text:p text:style-name="P10"><text:a xlink:type="simple" xlink:href="mailto:gopi@gmail.com" text:style-name="Internet_20_link" text:visited-style-name="Visited_20_Internet_20_Link">gopi@gmail.com</text:a></text:p>
          </table:table-cell>
        </table:table-row>
        <table:table-row>
          <table:table-cell table:style-name="Table1.A3" office:value-type="string">
            <text:p text:style-name="P10">202</text:p>
          </table:table-cell>
          <table:table-cell table:style-name="Table1.B3" office:value-type="string">
            <text:p text:style-name="P10">Allwin</text:p>
          </table:table-cell>
          <table:table-cell table:style-name="Table1.C3" office:value-type="string">
            <text:p text:style-name="P10"><text:a xlink:type="simple" xlink:href="mailto:allwin@gmail.com" text:style-name="Internet_20_link" text:visited-style-name="Visited_20_Internet_20_Link">allwin@gmail.com</text:a></text:p>
          </table:table-cell>
        </table:table-row>
        <table:table-row>
          <table:table-cell table:style-name="Table1.A2" office:value-type="string">
            <text:p text:style-name="P10">203</text:p>
          </table:table-cell>
          <table:table-cell table:style-name="Table1.B4" office:value-type="string">
            <text:p text:style-name="P10">Gopi</text:p>
          </table:table-cell>
          <table:table-cell table:style-name="Table1.C4" office:value-type="string">
            <text:p text:style-name="P10"><text:a xlink:type="simple" xlink:href="mailto:gopi@gmail.com" text:style-name="Internet_20_link" text:visited-style-name="Visited_20_Internet_20_Link">gopi@gmail.com</text:a></text:p>
          </table:table-cell>
        </table:table-row>
        <table:table-row>
          <table:table-cell table:style-name="Table1.A5" table:number-columns-spanned="3" office:value-type="string">
            <text:p text:style-name="P9">Duplicate "<text:span text:style-name="T1">Gopi</text:span>" entries with the same email address reduced to a single entry through data deduplication.</text:p>
          </table:table-cell>
          <table:covered-table-cell/>
          <table:covered-table-cell/>
        </table:table-row>
      </table:table>
      <text:p text:style-name="P2"><text:soft-page-break/></text:p>
      <text:p text:style-name="P2"/>
      <text:p text:style-name="P5"><text:span text:style-name="T3">4.</text:span>Where actually the data is getting stored, if we use MySQL and Psql dbs. Do some</text:p>
      <text:p text:style-name="P5">R&amp;D and give explanations based on your understanding.</text:p>
      <text:p text:style-name="P5"/>
      <text:p text:style-name="P2">Ans:</text:p>
      <text:p text:style-name="P5"><text:tab/><text:span text:style-name="T3">MySQL</text:span>: Each database's accompanying directory contains files that contain the data. The data, indexes, and schema information for each table are kept within individual files on the server's file system.</text:p>
      <text:p text:style-name="P5"/>
      <text:p text:style-name="P5"><text:tab/><text:span text:style-name="T3">PostgreSQL (PSQL):</text:span>For each database cluster, PostgreSQL (PSQL) stores data in a collection of files contained in a single data directory. These files, which are arranged according to tablespaces, include tables, indexes, and system data that enable effective data administration and access.</text:p>
      <text:p text:style-name="P5"/>
      <text:p text:style-name="P6"><text:span text:style-name="T3">5.</text:span>Explore where we are using DAS in the database? What is the algorithm?</text:p>
      <text:p text:style-name="P6"/>
      <text:p text:style-name="P3">Ans:</text:p>
      <text:p text:style-name="P3"><text:tab/><text:span text:style-name="T2">Databases frequently employ Direct-Attached Storage (DAS) for local storage of database systems on a single server. It works well for small-scale applications with concentrated and constrained data needs. Databases use various storage management techniques like B-trees and indexing to optimise data retrieval and administration on DAS; DAS itself does not have a specific algorithm connected with it.</text:span></text:p>
      <text:p text:style-name="P3"><text:span text:style-name="T2"/></text:p>
      <text:p text:style-name="P3">6.<text:span text:style-name="T2">Understand about Distributed Systems?</text:span></text:p>
      <text:p text:style-name="P3"/>
      <text:p text:style-name="P3">Ans:</text:p>
      <text:p text:style-name="P3"><text:tab/><text:span text:style-name="T2">Distributed Systems: Networks of linked computers work together to accomplish a common objective in distributed systems. They make it possible to distribute data, processing jobs, and resources across several machines, improving scalability and fault tolerance. Peer-to-peer networks and cloud computing are two examples of how to create effective and resilient computer environments.</text:span></text:p>
      <text:p text:style-name="P3"><text:span text:style-name="T2"/></text:p>
      <text:p text:style-name="P3">7.<text:span text:style-name="T2">Go through the basic SQL queries like select and update.</text:span></text:p>
      <text:p text:style-name="P3"><text:span text:style-name="T2"/></text:p>
      <text:p text:style-name="P3">Ans:</text:p>
      <text:p text:style-name="P3"><text:span text:style-name="T2"/></text:p>
      <text:p text:style-name="P3"><text:span text:style-name="T2">SELECT Query:</text:span></text:p>
      <text:p text:style-name="P3"><text:span text:style-name="T2">SELECT column1, column2 FROM table WHERE condition;</text:span></text:p>
      <text:p text:style-name="P3"><text:span text:style-name="T2"/></text:p>
      <text:p text:style-name="P3"><text:span text:style-name="T2">INSERT Query:</text:span></text:p>
      <text:p text:style-name="P3"><text:span text:style-name="T2">INSERT INTO table (column1, column2) VALUES (value1, value2);</text:span></text:p>
      <text:p text:style-name="P3"><text:span text:style-name="T2"/></text:p>
      <text:p text:style-name="P3"><text:span text:style-name="T2">UPDATE Query:</text:span></text:p>
      <text:p text:style-name="P3"><text:span text:style-name="T2">UPDATE table SET column1 = value1, column2 = value2 WHERE condition;</text:span></text:p>
      <text:p text:style-name="P3"><text:span text:style-name="T2"/></text:p>
      <text:p text:style-name="P3"><text:span text:style-name="T2">DELETE Query:</text:span></text:p>
      <text:p text:style-name="P3"><text:span text:style-name="T2">DELETE FROM table WHERE condition;</text:span></text:p>
      <text:p text:style-name="P3"><text:span text:style-name="T2"/></text:p>
      <text:p text:style-name="P3"><text:span text:style-name="T2">CREATE Table Query:</text:span></text:p>
      <text:p text:style-name="P3"><text:span text:style-name="T2">CREATE TABLE table_name (</text:span></text:p>
      <text:p text:style-name="P3"><text:span text:style-name="T2"><text:s text:c="4"/>column1 datatype,</text:span></text:p>
      <text:p text:style-name="P3"><text:soft-page-break/><text:span text:style-name="T2"><text:s text:c="4"/>column2 datatype,</text:span></text:p>
      <text:p text:style-name="P3"><text:span text:style-name="T2"><text:s text:c="4"/>...</text:span></text:p>
      <text:p text:style-name="P3"><text:span text:style-name="T2">);</text:span></text:p>
      <text:p text:style-name="P3"><text:span text:style-name="T2"/></text:p>
      <text:p text:style-name="P3"><text:span text:style-name="T2">ALTER Table Query:</text:span></text:p>
      <text:p text:style-name="P3"><text:span text:style-name="T2">ALTER TABLE table_name</text:span></text:p>
      <text:p text:style-name="P3"><text:span text:style-name="T2">ADD column_name datatype;</text:span></text:p>
      <text:p text:style-name="P3"><text:span text:style-name="T2"/></text:p>
      <text:p text:style-name="P3"><text:span text:style-name="T2">DROP Table Query:</text:span></text:p>
      <text:p text:style-name="P3"><text:span text:style-name="T2">DROP TABLE table_name;</text:span></text:p>
      <text:p text:style-name="P3"><text:span text:style-name="T2"/></text:p>
      <text:p text:style-name="P3">8.<text:span text:style-name="T2">Create a Simple ETL Flow after doing some R&amp;D.Need flow diagram or steps followed in actual ETL.</text:span></text:p>
      <text:p text:style-name="P3"/>
      <text:p text:style-name="P3">Ans:</text:p>
      <text:p text:style-name="P3"/>
      <text:p text:style-name="P3">Simple ETL Flow:</text:p>
      <text:p text:style-name="P3"><text:span text:style-name="T2"/></text:p>
      <text:p text:style-name="P3">Extraction: <text:span text:style-name="T2">Retrieve data from various sources like databases, APIs, or files.</text:span></text:p>
      <text:p text:style-name="P3">Transformation:<text:span text:style-name="T2"> Clean, validate, and transform data with calculations, formatting, and logic.</text:span></text:p>
      <text:p text:style-name="P3">Loading: <text:span text:style-name="T2">Load transformed data into a target database or data warehouse for analysis.</text:span></text:p>
      <text:p text:style-name="P3"><text:span text:style-name="T2">This sequential process ensures data quality and accessibility for insights.</text:span></text:p>
      <text:p text:style-name="P3"><text:span text:style-name="T2"/></text:p>
      <text:p text:style-name="P4">9.<text:span text:style-name="T2">Explain the difference between structured and unstructured data.</text:span></text:p>
      <text:p text:style-name="P4"><text:span text:style-name="T2"/></text:p>
      <text:p text:style-name="P4">Ans:</text:p>
      <text:p text:style-name="P4"/>
      <text:p text:style-name="P4">Structured data:</text:p>
      <text:p text:style-name="P4"><text:tab/><text:span text:style-name="T2">Well-organized and able to fit into tables with set columns and rows is structured data. Utilising conventional databases allows for simple processing and querying.</text:span></text:p>
      <text:p text:style-name="P4"><text:span text:style-name="T2"/></text:p>
      <text:p text:style-name="P4">Unstructured data:</text:p>
      <text:p text:style-name="P4"><text:span text:style-name="T2">Lacks a consistent framework and comes in a variety of media, including text, graphics, and audio. because to its complexity and diversity, requires the examination of cutting-edge methods like AI and machine learning.</text:span></text:p>
      <text:p text:style-name="P4"><text:span text:style-name="T2"/></text:p>
      <text:p text:style-name="P4">10.<text:span text:style-name="T2">Do some R&amp;D on raw data sources, like what are the data sources available,</text:span></text:p>
      <text:p text:style-name="P4"><text:span text:style-name="T2">structured data and unstructured data.</text:span></text:p>
      <text:p text:style-name="P4"><text:span text:style-name="T2"/></text:p>
      <text:p text:style-name="P4">Ans:</text:p>
      <text:p text:style-name="P4"><text:tab/>Sources of Unprocessed Data: <text:span text:style-name="T2">Data comes from a variety of sources, including databases, spreadsheets, APIs, sensors, logs, websites, social media, and IoT devices.</text:span></text:p>
      <text:p text:style-name="P4"><text:span text:style-name="T2"/></text:p>
      <text:p text:style-name="P4"><text:tab/>Sources of Structured Data: <text:span text:style-name="T2">For straightforward organisation and analysis, structured data is found in relational databases, spreadsheets, and CSV files.</text:span></text:p>
      <text:p text:style-name="P4"><text:span text:style-name="T2"/></text:p>
      <text:p text:style-name="P4"><text:tab/>Unstructured Data Sources: <text:span text:style-name="T2">Data without a set format, such as that found in unstructured texts, photos, videos, social media posts, emails, and documents, requires specialised tools for analysi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N">
      <number:number number:min-integer-digits="1"/>
    </number:number-style>
    <number:text-style style:name="N20100" number:language="en" number:country="IN">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09:28:34.140261220</meta:creation-date>
    <dc:date>2023-08-31T10:51:54.778060969</dc:date>
    <meta:editing-duration>PT40M58S</meta:editing-duration>
    <meta:editing-cycles>5</meta:editing-cycles>
    <meta:generator>LibreOffice/7.3.7.2$Linux_X86_64 LibreOffice_project/30$Build-2</meta:generator>
    <meta:document-statistic meta:table-count="2" meta:image-count="0" meta:object-count="0" meta:page-count="3" meta:paragraph-count="98" meta:word-count="794" meta:character-count="5461" meta:non-whitespace-character-count="4739"/>
  </office:meta>
</office:document-meta>
</file>